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officeooo:paragraph-rsid="00340841"/>
    </style:style>
    <style:style style:name="P2" style:family="paragraph" style:parent-style-name="text">
      <style:text-properties style:font-name="Times New Roman" fo:language="cs" fo:country="CZ" officeooo:rsid="00340841" officeooo:paragraph-rsid="009de7c1" style:font-size-asian="10.5pt"/>
    </style:style>
    <style:style style:name="P3" style:family="paragraph" style:parent-style-name="text">
      <style:text-properties style:font-name="Times New Roman" fo:language="cs" fo:country="CZ" officeooo:rsid="009257eb" officeooo:paragraph-rsid="009257eb" style:font-size-asian="10.5pt"/>
    </style:style>
    <style:style style:name="P4" style:family="paragraph" style:parent-style-name="Standard">
      <style:text-properties style:font-name="Times New Roman" fo:language="cs" fo:country="CZ" officeooo:rsid="009257eb" officeooo:paragraph-rsid="009bffc6" style:font-size-asian="10.5pt"/>
    </style:style>
    <style:style style:name="P5" style:family="paragraph" style:parent-style-name="Hlavička">
      <style:text-properties fo:font-variant="small-caps" style:font-name="Times New Roman" fo:font-size="35pt" fo:language="cs" fo:country="CZ" fo:font-weight="bold" officeooo:rsid="00b8e4cf" officeooo:paragraph-rsid="00b8e4cf" style:font-name-asian="Microsoft YaHei" style:font-size-asian="35pt" style:font-name-complex="Lucida Sans" style:font-size-complex="35pt"/>
    </style:style>
    <style:style style:name="P6" style:family="paragraph" style:parent-style-name="Heading_20_1">
      <style:paragraph-properties fo:text-align="center" style:justify-single-word="false"/>
      <style:text-properties style:font-name="Liberation Serif" fo:font-size="32pt" fo:font-weight="bold" officeooo:rsid="00b8e4cf" officeooo:paragraph-rsid="00b8e4cf" style:font-name-asian="SimSun" style:font-size-asian="32pt" style:font-weight-asian="bold" style:font-name-complex="Lucida Sans" style:font-size-complex="32pt" style:font-weight-complex="bold"/>
    </style:style>
    <style:style style:name="P7" style:family="paragraph" style:parent-style-name="Nadpis2">
      <style:text-properties fo:font-size="16pt" officeooo:rsid="00b8e4cf" officeooo:paragraph-rsid="00b8e4cf" style:font-size-asian="16pt" style:font-size-complex="16pt"/>
    </style:style>
    <style:style style:name="P8" style:family="paragraph" style:parent-style-name="text" style:list-style-name="L1">
      <style:text-properties fo:language="cs" fo:country="CZ" officeooo:rsid="0078583c" officeooo:paragraph-rsid="0078583c"/>
    </style:style>
    <style:style style:name="P9" style:family="paragraph" style:parent-style-name="text" style:list-style-name="L1">
      <style:text-properties fo:language="cs" fo:country="CZ" officeooo:rsid="00116acc" officeooo:paragraph-rsid="00116acc"/>
    </style:style>
    <style:style style:name="P10" style:family="paragraph" style:parent-style-name="text" style:list-style-name="L1">
      <style:text-properties fo:language="cs" fo:country="CZ" officeooo:rsid="00116acc" officeooo:paragraph-rsid="0019cb4d"/>
    </style:style>
    <style:style style:name="P11" style:family="paragraph" style:parent-style-name="text" style:list-style-name="L1">
      <style:text-properties fo:language="cs" fo:country="CZ" officeooo:rsid="005356c7" officeooo:paragraph-rsid="00552fcb"/>
    </style:style>
    <style:style style:name="P12" style:family="paragraph" style:parent-style-name="text" style:list-style-name="L1">
      <style:text-properties fo:language="cs" fo:country="CZ" officeooo:rsid="005f4d3c" officeooo:paragraph-rsid="005f4d3c"/>
    </style:style>
    <style:style style:name="P13" style:family="paragraph" style:parent-style-name="text" style:list-style-name="L1">
      <style:text-properties fo:language="cs" fo:country="CZ" officeooo:rsid="0036e70b" officeooo:paragraph-rsid="00b6419c"/>
    </style:style>
    <style:style style:name="P14" style:family="paragraph" style:parent-style-name="text" style:list-style-name="L1">
      <style:text-properties fo:language="cs" fo:country="CZ"/>
    </style:style>
    <style:style style:name="P15" style:family="paragraph" style:parent-style-name="text" style:list-style-name="L1">
      <style:text-properties fo:language="cs" fo:country="CZ" officeooo:rsid="00130026" officeooo:paragraph-rsid="00130026"/>
    </style:style>
    <style:style style:name="P16" style:family="paragraph" style:parent-style-name="text" style:list-style-name="L1">
      <style:text-properties fo:language="cs" fo:country="CZ" officeooo:rsid="001a0098" officeooo:paragraph-rsid="001a0098"/>
    </style:style>
    <style:style style:name="P17" style:family="paragraph" style:parent-style-name="text" style:list-style-name="L1">
      <style:text-properties fo:language="cs" fo:country="CZ" officeooo:rsid="006d65ba" officeooo:paragraph-rsid="006d65ba"/>
    </style:style>
    <style:style style:name="P18" style:family="paragraph" style:parent-style-name="text" style:list-style-name="L1">
      <style:text-properties fo:language="cs" fo:country="CZ" officeooo:rsid="00b90779" officeooo:paragraph-rsid="00b90779"/>
    </style:style>
    <style:style style:name="P19" style:family="paragraph" style:parent-style-name="text" style:list-style-name="L1">
      <style:text-properties fo:language="cs" fo:country="CZ" officeooo:rsid="00bf193a" officeooo:paragraph-rsid="00bf193a"/>
    </style:style>
    <style:style style:name="P20" style:family="paragraph" style:parent-style-name="text" style:list-style-name="L1">
      <style:text-properties fo:language="cs" fo:country="CZ" officeooo:rsid="00bf2c5b" officeooo:paragraph-rsid="00bf2c5b"/>
    </style:style>
    <style:style style:name="P21" style:family="paragraph" style:parent-style-name="text" style:list-style-name="L1">
      <style:text-properties fo:language="cs" fo:country="CZ" officeooo:rsid="00c0f981" officeooo:paragraph-rsid="00c0f981"/>
    </style:style>
    <style:style style:name="P22" style:family="paragraph" style:parent-style-name="text" style:list-style-name="L1">
      <style:text-properties fo:language="cs" fo:country="CZ" officeooo:rsid="00c3ed42" officeooo:paragraph-rsid="00c3ed42"/>
    </style:style>
    <style:style style:name="P23" style:family="paragraph" style:parent-style-name="text" style:list-style-name="L1">
      <style:text-properties fo:language="cs" fo:country="CZ" officeooo:rsid="00c64011" officeooo:paragraph-rsid="00c64011"/>
    </style:style>
    <style:style style:name="P24" style:family="paragraph" style:parent-style-name="text" style:list-style-name="L1">
      <style:text-properties fo:language="cs" fo:country="CZ" officeooo:rsid="00c7ff92" officeooo:paragraph-rsid="00c7ff92"/>
    </style:style>
    <style:style style:name="P25" style:family="paragraph" style:parent-style-name="text" style:list-style-name="L1">
      <style:text-properties style:font-name="Times New Roman" fo:language="cs" fo:country="CZ" officeooo:rsid="00b5a644" officeooo:paragraph-rsid="00b5a644" style:font-size-asian="10.5pt"/>
    </style:style>
    <style:style style:name="P26" style:family="paragraph" style:parent-style-name="text" style:list-style-name="L1">
      <style:text-properties style:font-name="Times New Roman" fo:language="cs" fo:country="CZ" officeooo:rsid="00b6419c" officeooo:paragraph-rsid="00b6419c" style:font-size-asian="10.5pt"/>
    </style:style>
    <style:style style:name="P27" style:family="paragraph" style:parent-style-name="text" style:list-style-name="L1">
      <style:text-properties style:font-name="Times New Roman" fo:language="cs" fo:country="CZ" officeooo:rsid="00adb5d2" officeooo:paragraph-rsid="009a6208" style:font-size-asian="10.5pt"/>
    </style:style>
    <style:style style:name="P28" style:family="paragraph" style:parent-style-name="text" style:list-style-name="L1">
      <style:text-properties style:font-name="Times New Roman" fo:language="cs" fo:country="CZ" officeooo:rsid="00bf193a" officeooo:paragraph-rsid="00bf193a" style:font-size-asian="10.5pt"/>
    </style:style>
    <style:style style:name="P29" style:family="paragraph" style:parent-style-name="text" style:list-style-name="L1">
      <style:text-properties style:font-name="Times New Roman" fo:language="cs" fo:country="CZ" officeooo:rsid="00bf2c5b" officeooo:paragraph-rsid="00bf2c5b" style:font-size-asian="10.5pt"/>
    </style:style>
    <style:style style:name="P30" style:family="paragraph" style:parent-style-name="text" style:list-style-name="L1">
      <style:text-properties style:font-name="Times New Roman" fo:language="cs" fo:country="CZ" officeooo:rsid="00c11b19" officeooo:paragraph-rsid="00c11b19" style:font-size-asian="10.5pt"/>
    </style:style>
    <style:style style:name="P31" style:family="paragraph" style:parent-style-name="text" style:list-style-name="L1">
      <style:text-properties style:font-name="Times New Roman" fo:language="cs" fo:country="CZ" officeooo:rsid="00c30319" officeooo:paragraph-rsid="00c30319" style:font-size-asian="10.5pt"/>
    </style:style>
    <style:style style:name="P32" style:family="paragraph" style:parent-style-name="text" style:list-style-name="L1">
      <style:text-properties style:font-name="Times New Roman" fo:language="cs" fo:country="CZ" officeooo:rsid="00c4d038" officeooo:paragraph-rsid="00c4d038" style:font-size-asian="10.5pt"/>
    </style:style>
    <style:style style:name="P33" style:family="paragraph" style:parent-style-name="text" style:list-style-name="L1">
      <style:text-properties style:font-name="Times New Roman" fo:language="cs" fo:country="CZ" officeooo:rsid="00c64011" officeooo:paragraph-rsid="00c64011" style:font-size-asian="10.5pt"/>
    </style:style>
    <style:style style:name="P34" style:family="paragraph" style:parent-style-name="text" style:list-style-name="L1">
      <style:text-properties style:font-name="Times New Roman" fo:language="cs" fo:country="CZ" officeooo:rsid="00c7ff92" officeooo:paragraph-rsid="00c7ff92" style:font-size-asian="10.5pt"/>
    </style:style>
    <style:style style:name="P35" style:family="paragraph" style:parent-style-name="text" style:list-style-name="L1">
      <style:text-properties style:font-name="Times New Roman" fo:language="cs" fo:country="CZ" officeooo:rsid="00c97701" officeooo:paragraph-rsid="00c97701" style:font-size-asian="10.5pt"/>
    </style:style>
    <style:style style:name="P36" style:family="paragraph" style:parent-style-name="text" style:list-style-name="L1">
      <style:text-properties style:font-name="Times New Roman" officeooo:rsid="00c97701" officeooo:paragraph-rsid="00c97701" style:font-size-asian="10.5pt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style:font-name="Times New Roman" fo:language="cs" fo:country="CZ" officeooo:rsid="001f999d" style:font-size-asian="10.5pt"/>
    </style:style>
    <style:style style:name="T4" style:family="text">
      <style:text-properties style:font-name="Times New Roman" fo:language="cs" fo:country="CZ" officeooo:rsid="00340841" style:font-size-asian="10.5pt"/>
    </style:style>
    <style:style style:name="T5" style:family="text">
      <style:text-properties style:font-name="Times New Roman" fo:language="cs" fo:country="CZ" officeooo:rsid="0076b954" style:font-size-asian="10.5pt"/>
    </style:style>
    <style:style style:name="T6" style:family="text">
      <style:text-properties style:font-name="Times New Roman" fo:language="cs" fo:country="CZ" officeooo:rsid="00adb5d2" style:font-size-asian="10.5pt"/>
    </style:style>
    <style:style style:name="T7" style:family="text">
      <style:text-properties style:font-name="Times New Roman" fo:language="cs" fo:country="CZ" officeooo:rsid="00c0f981" style:font-size-asian="10.5pt"/>
    </style:style>
    <style:style style:name="T8" style:family="text">
      <style:text-properties style:font-name="Times New Roman" style:font-size-asian="10.5pt"/>
    </style:style>
    <style:style style:name="T9" style:family="text">
      <style:text-properties style:font-name="Times New Roman" officeooo:rsid="00b4f52d" style:font-size-asian="10.5pt"/>
    </style:style>
    <style:style style:name="T10" style:family="text">
      <style:text-properties fo:language="cs" fo:country="CZ"/>
    </style:style>
    <style:style style:name="T11" style:family="text">
      <style:text-properties officeooo:rsid="009d1fd8"/>
    </style:style>
    <style:style style:name="T12" style:family="text">
      <style:text-properties officeooo:rsid="00b8e4cf"/>
    </style:style>
    <style:style style:name="T13" style:family="text">
      <style:text-properties officeooo:rsid="00bf2c5b"/>
    </style:style>
    <style:style style:name="T14" style:family="text">
      <style:text-properties officeooo:rsid="00c4d038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bert Camus</text:p>
      <text:h text:style-name="P6" text:outline-level="1">Cizinec</text:h>
      <text:p text:style-name="P7">Přeložili Miloslav Žilina, Milena Tomášková a Josef Pospíšil</text:p>
      <text:list xml:id="list1775608976" text:style-name="L1">
        <text:list-item>
          <text:p text:style-name="P8"/>
          <text:list>
            <text:list-item>
              <text:p text:style-name="P25">Próza; <text:span text:style-name="T12">epika</text:span></text:p>
              <text:list>
                <text:list-item>
                  <text:p text:style-name="P33"><text:span text:style-name="T16">filosofická </text:span><text:span text:style-name="T15">novela</text:span>/román</text:p>
                  <text:list>
                    <text:list-item>
                      <text:p text:style-name="P33">novela</text:p>
                      <text:list>
                        <text:list-item>
                          <text:p text:style-name="P33">nevětvený děj</text:p>
                        </text:list-item>
                      </text:list>
                    </text:list-item>
                    <text:list-item>
                      <text:p text:style-name="P33">román</text:p>
                      <text:list>
                        <text:list-item>
                          <text:p text:style-name="P33">délka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Téma <text:span text:style-name="T2">a motivy</text:span></text:p>
              <text:list>
                <text:list-item>
                  <text:p text:style-name="P11">obecně</text:p>
                  <text:list>
                    <text:list-item>
                      <text:p text:style-name="P23">Osamělost, odloučení od společnosti</text:p>
                    </text:list-item>
                    <text:list-item>
                      <text:p text:style-name="P23">Projevování se jako necitlivý</text:p>
                    </text:list-item>
                    <text:list-item>
                      <text:p text:style-name="P23">Absurdnost věta</text:p>
                      <text:list>
                        <text:list-item>
                          <text:p text:style-name="P23">Společnost vyjadřuje přetvářku</text:p>
                        </text:list-item>
                        <text:list-item>
                          <text:p text:style-name="P23">On se ale nepřetvařuje</text:p>
                        </text:list-item>
                        <text:list-item>
                          <text:p text:style-name="P23">=&gt; Přitěžující okolnosti</text:p>
                        </text:list-item>
                      </text:list>
                    </text:list-item>
                    <text:list-item>
                      <text:p text:style-name="P18">Útulek</text:p>
                    </text:list-item>
                    <text:list-item>
                      <text:p text:style-name="P18">Smrt matky; pohřeb</text:p>
                    </text:list-item>
                    <text:list-item>
                      <text:p text:style-name="P19">Revolver; Střelba; 1+4 kulky</text:p>
                    </text:list-item>
                    <text:list-item>
                      <text:p text:style-name="P24">Horko, slunce</text:p>
                    </text:list-item>
                    <text:list-item>
                      <text:p text:style-name="P19">Vězení; cela</text:p>
                    </text:list-item>
                    <text:list-item>
                      <text:p text:style-name="P19">Soud</text:p>
                    </text:list-item>
                    <text:list-item>
                      <text:p text:style-name="P19">Arabové</text:p>
                    </text:list-item>
                    <text:list-item>
                      <text:p text:style-name="P24">Káva a cigarety</text:p>
                    </text:list-item>
                    <text:list-item>
                      <text:p text:style-name="P24">Složité city (nevýrazné, je mu to jedno)</text:p>
                      <text:list>
                        <text:list-item>
                          <text:p text:style-name="P24">Vše přijímá jak to přichází</text:p>
                        </text:list-item>
                        <text:list-item>
                          <text:p text:style-name="P24">Pasivně proplouvá životem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zasazení výňatku</text:p>
              <text:list>
                <text:list-item>
                  <text:p text:style-name="P22">Z konce díla (po soudu)</text:p>
                </text:list-item>
              </text:list>
            </text:list-item>
            <text:list-item>
              <text:p text:style-name="P13">časoprostor</text:p>
              <text:list>
                <text:list-item>
                  <text:p text:style-name="P28">Alžír</text:p>
                </text:list-item>
                <text:list-item>
                  <text:p text:style-name="P34">Polovina 20. st</text:p>
                </text:list-item>
                <text:list-item>
                  <text:p text:style-name="P28">Útulek, Byt, Pláž; <text:span text:style-name="T13">Vězení, Soudní místnost</text:span></text:p>
                </text:list-item>
                <text:list-item>
                  <text:p text:style-name="P29">Během cca. Roku (odstup ve vězení)</text:p>
                </text:list-item>
              </text:list>
            </text:list-item>
            <text:list-item>
              <text:p text:style-name="P10">kompozice</text:p>
              <text:list>
                <text:list-item>
                  <text:list>
                    <text:list-item>
                      <text:p text:style-name="P26">chronologická;</text:p>
                    </text:list-item>
                    <text:list-item>
                      <text:p text:style-name="P31">2 části; 6+5 kapitol</text:p>
                      <text:list>
                        <text:list-item>
                          <text:p text:style-name="P34">1. Epická</text:p>
                        </text:list-item>
                        <text:list-item>
                          <text:p text:style-name="P34">2. Úvaohovější</text:p>
                        </text:list-item>
                      </text:list>
                    </text:list-item>
                    <text:list-item>
                      <text:p text:style-name="P34">In media res</text:p>
                    </text:list-item>
                    <text:list-item>
                      <text:p text:style-name="P29">retrospektiva u soudu</text:p>
                    </text:list-item>
                    <text:list-item>
                      <text:p text:style-name="P29">Důrazné myšlenky postav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/></text:p>
          <text:list>
            <text:list-item>
              <text:p text:style-name="P9"><text:soft-page-break/>vypravěč:</text:p>
              <text:list>
                <text:list-item>
                  <text:p text:style-name="P21">opravdu hojně zastoupen</text:p>
                </text:list-item>
                <text:list-item>
                  <text:p text:style-name="P20"><text:span text:style-name="T9">i</text:span><text:span text:style-name="T8">ch forma</text:span></text:p>
                </text:list-item>
                <text:list-item>
                  <text:p text:style-name="P21"><text:span text:style-name="T8">napřímá řeč</text:span></text:p>
                </text:list-item>
                <text:list-item>
                  <text:p text:style-name="P24"><text:span text:style-name="T8">Monology ke čtenáři</text:span></text:p>
                </text:list-item>
                <text:list-item>
                  <text:p text:style-name="P24"><text:span text:style-name="T8">Dialogy s postavami</text:span></text:p>
                </text:list-item>
              </text:list>
            </text:list-item>
            <text:list-item>
              <text:p text:style-name="P15">postavy</text:p>
              <text:list>
                <text:list-item>
                  <text:list>
                    <text:list-item>
                      <text:p text:style-name="P30">Vypravěč <text:span text:style-name="T14">(Mersault)</text:span></text:p>
                      <text:list>
                        <text:list-item>
                          <text:p text:style-name="P34">Z Francie, žije v Alžíru</text:p>
                        </text:list-item>
                        <text:list-item>
                          <text:p text:style-name="P30">Uzavřený, <text:span text:style-name="T14">otvírá se jenom čtenářům</text:span></text:p>
                        </text:list-item>
                        <text:list-item>
                          <text:p text:style-name="P30">Zvláštní myšlenky</text:p>
                          <text:list>
                            <text:list-item>
                              <text:p text:style-name="P32">Spousta věcí v životě je mu jedno</text:p>
                            </text:list-item>
                          </text:list>
                        </text:list-item>
                        <text:list-item>
                          <text:p text:style-name="P32">Úředník</text:p>
                        </text:list-item>
                        <text:list-item>
                          <text:p text:style-name="P32">Má vztah s Marií, ale její city neopětuje</text:p>
                        </text:list-item>
                        <text:list-item>
                          <text:p text:style-name="P32">Umře mu matka, která žila v útulku</text:p>
                          <text:list>
                            <text:list-item>
                              <text:p text:style-name="P32">Téměř bez reakce</text:p>
                            </text:list-item>
                          </text:list>
                        </text:list-item>
                        <text:list-item>
                          <text:p text:style-name="P34">Nezaujatě vůči svému životu</text:p>
                        </text:list-item>
                        <text:list-item>
                          <text:p text:style-name="P35">Na konci procitne (začne jednat sám za sebe, uvědomí si, že to takto nechtěl)</text:p>
                        </text:list-item>
                      </text:list>
                    </text:list-item>
                    <text:list-item>
                      <text:p text:style-name="P32">Marie</text:p>
                      <text:list>
                        <text:list-item>
                          <text:p text:style-name="P32">Krásná dívka</text:p>
                        </text:list-item>
                        <text:list-item>
                          <text:p text:style-name="P32">Zamilovaná do Mersauta</text:p>
                          <text:list>
                            <text:list-item>
                              <text:p text:style-name="P32">Potkali se den po pohřbu jeho matky</text:p>
                            </text:list-item>
                          </text:list>
                        </text:list-item>
                        <text:list-item>
                          <text:p text:style-name="P32">Stála při něm</text:p>
                        </text:list-item>
                      </text:list>
                    </text:list-item>
                    <text:list-item>
                      <text:p text:style-name="P32">Raymond</text:p>
                      <text:list>
                        <text:list-item>
                          <text:p text:style-name="P32">Soused</text:p>
                        </text:list-item>
                        <text:list-item>
                          <text:p text:style-name="P32">Namočí ho do vraždy. Vlastně by se dalo říct, že ho zneužije.</text:p>
                          <text:list>
                            <text:list-item>
                              <text:p text:style-name="P32">Rozchází se s dívkou a chce se jí pomstít</text:p>
                            </text:list-item>
                          </text:list>
                        </text:list-item>
                        <text:list-item>
                          <text:p text:style-name="P32">Není příliš oblíbený</text:p>
                        </text:list-item>
                      </text:list>
                    </text:list-item>
                    <text:list-item>
                      <text:p text:style-name="P32">Sakama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pan text:style-name="T1">jazykové prostředky</text:span> </text:p>
          <text:list>
            <text:list-item>
              <text:list>
                <text:list-item>
                  <text:p text:style-name="P27"/>
                </text:list-item>
              </text:list>
            </text:list-item>
          </text:list>
        </text:list-item>
        <text:list-item>
          <text:p text:style-name="P17">Auto<text:span text:style-name="T11">r </text:span></text:p>
        </text:list-item>
        <text:list-item>
          <text:p text:style-name="P36">Albert Campus</text:p>
          <text:list>
            <text:list-item>
              <text:p text:style-name="P36"/>
            </text:list-item>
          </text:list>
        </text:list-item>
      </text:list>
      <text:p text:style-name="P1"><text:span text:style-name="T3">ZDROJE:</text:span><text:span text:style-name="T10"> </text:span></text:p>
      <text:p text:style-name="P1"><text:span text:style-name="T7">CAMPUS</text:span><text:span text:style-name="T4">, </text:span><text:span text:style-name="T7">Albert</text:span><text:span text:style-name="T4">. </text:span><text:span text:style-name="T7">Cizinec</text:span><text:span text:style-name="T4"> [online]. <text:s/></text:span><text:span text:style-name="T5">[202</text:span><text:span text:style-name="T7">1</text:span><text:span text:style-name="T5">-</text:span><text:span text:style-name="T7">0</text:span><text:span text:style-name="T6">1</text:span><text:span text:style-name="T5">-</text:span><text:span text:style-name="T7">0</text:span><text:span text:style-name="T6">2</text:span><text:span text:style-name="T5">]</text:span><text:span text:style-name="T4"> Dostupné z WWW:</text:span></text:p>
      <text:p text:style-name="P2">&lt;http://knihovnalubna.wz.cz/Povinn%C3%A1%20%C4%8Detba/Camus-Albert---Cizinec.doc&gt;.</text:p>
      <text:p text:style-name="P3">Vlastní zápisky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style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style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style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3T19:36:35.122000000</meta:creation-date>
    <dc:date>2021-01-06T20:13:38.013910024</dc:date>
    <meta:editing-duration>P1DT16H35M28S</meta:editing-duration>
    <meta:editing-cycles>74</meta:editing-cycles>
    <meta:generator>LibreOffice/7.0.4.2$Linux_X86_64 LibreOffice_project/00$Build-2</meta:generator>
    <meta:print-date>2019-10-24T13:44:17.138776397</meta:print-date>
    <meta:document-statistic meta:table-count="0" meta:image-count="0" meta:object-count="0" meta:page-count="2" meta:paragraph-count="83" meta:word-count="329" meta:character-count="1738" meta:non-whitespace-character-count="1560"/>
  </office:meta>
</office:document-meta>
</file>